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80cbc4" draw:textarea-horizontal-align="justify" draw:textarea-vertical-align="middle" draw:auto-grow-height="false" fo:min-height="0.634cm" fo:min-width="0.384cm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5" style:family="graphic" style:parent-style-name="standard">
      <style:graphic-properties svg:stroke-color="#000000" draw:fill="solid" draw:fill-color="#f8bbd0" draw:textarea-horizontal-align="justify" draw:textarea-vertical-align="middle" draw:auto-grow-height="false" fo:min-height="0.634cm" fo:min-width="0.384cm"/>
    </style:style>
    <style:style style:name="P1" style:family="paragraph">
      <loext:graphic-properties draw:fill="solid" draw:fill-color="#80cbc4"/>
      <style:paragraph-properties fo:margin-left="0cm" fo:margin-right="0cm" fo:text-align="center" fo:text-indent="0cm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8bbd0"/>
      <style:paragraph-properties fo:margin-left="0cm" fo:margin-right="0cm" fo:text-align="center" fo:text-indent="0cm"/>
    </style:style>
    <style:style style:name="T1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5cm" svg:height="1.25cm" svg:x="4.25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875cm" svg:y1="12.038cm" svg:x2="4.875cm" svg:y2="10.788cm">
          <text:p/>
        </draw:line>
        <draw:frame draw:style-name="gr3" draw:text-style-name="P3" draw:layer="layout" svg:width="1.023cm" svg:height="0.962cm" svg:x="4.4cm" svg:y="11.788cm">
          <draw:text-box>
            <text:p>x<text:span text:style-name="T1">1</text:span></text:p>
          </draw:text-box>
        </draw:frame>
        <draw:line draw:style-name="gr4" draw:text-style-name="P2" draw:layer="layout" svg:x1="3cm" svg:y1="10.25cm" svg:x2="4.25cm" svg:y2="10.25cm">
          <text:p/>
        </draw:line>
        <draw:frame draw:style-name="gr3" draw:text-style-name="P3" draw:layer="layout" svg:width="1.056cm" svg:height="0.962cm" svg:x="3cm" svg:y="9.25cm">
          <draw:text-box>
            <text:p>h<text:span text:style-name="T1">0</text:span></text:p>
          </draw:text-box>
        </draw:frame>
        <draw:custom-shape draw:style-name="gr1" draw:text-style-name="P1" draw:layer="layout" svg:width="1.25cm" svg:height="1.25cm" svg:x="6.751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376cm" svg:y1="12.038cm" svg:x2="7.376cm" svg:y2="10.788cm">
          <text:p/>
        </draw:line>
        <draw:frame draw:style-name="gr3" draw:text-style-name="P3" draw:layer="layout" svg:width="1.023cm" svg:height="0.962cm" svg:x="6.901cm" svg:y="11.788cm">
          <draw:text-box>
            <text:p>x<text:span text:style-name="T1">2</text:span></text:p>
          </draw:text-box>
        </draw:frame>
        <draw:line draw:style-name="gr4" draw:text-style-name="P2" draw:layer="layout" svg:x1="5.501cm" svg:y1="10.25cm" svg:x2="6.751cm" svg:y2="10.25cm">
          <text:p/>
        </draw:line>
        <draw:frame draw:style-name="gr3" draw:text-style-name="P3" draw:layer="layout" svg:width="1.056cm" svg:height="0.962cm" svg:x="5.501cm" svg:y="9.25cm">
          <draw:text-box>
            <text:p>h<text:span text:style-name="T1">1</text:span></text:p>
          </draw:text-box>
        </draw:frame>
        <draw:line draw:style-name="gr4" draw:text-style-name="P2" draw:layer="layout" svg:x1="8.001cm" svg:y1="10.225cm" svg:x2="9.251cm" svg:y2="10.225cm">
          <text:p/>
        </draw:line>
        <draw:frame draw:style-name="gr3" draw:text-style-name="P3" draw:layer="layout" svg:width="1.056cm" svg:height="0.962cm" svg:x="8.001cm" svg:y="9.225cm">
          <draw:text-box>
            <text:p>h<text:span text:style-name="T1">2</text:span></text:p>
          </draw:text-box>
        </draw:frame>
        <draw:frame draw:style-name="gr3" draw:text-style-name="P3" draw:layer="layout" svg:width="1.035cm" svg:height="0.962cm" svg:x="8.715cm" svg:y="16.288cm">
          <draw:text-box>
            <text:p>...</text:p>
          </draw:text-box>
        </draw:frame>
        <draw:custom-shape draw:style-name="gr1" draw:text-style-name="P1" draw:layer="layout" svg:width="1.25cm" svg:height="1.25cm" svg:x="9.263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888cm" svg:y1="12.038cm" svg:x2="9.888cm" svg:y2="10.788cm">
          <text:p/>
        </draw:line>
        <draw:frame draw:style-name="gr3" draw:text-style-name="P3" draw:layer="layout" svg:width="1.023cm" svg:height="0.962cm" svg:x="9.413cm" svg:y="11.788cm">
          <draw:text-box>
            <text:p>x<text:span text:style-name="T1">3</text:span></text:p>
          </draw:text-box>
        </draw:frame>
        <draw:custom-shape draw:style-name="gr5" draw:text-style-name="P4" draw:layer="layout" svg:width="1.25cm" svg:height="1.25cm" svg:x="11.764cm" svg:y="9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389cm" svg:y1="12.038cm" svg:x2="12.389cm" svg:y2="10.788cm">
          <text:p/>
        </draw:line>
        <draw:frame draw:style-name="gr3" draw:text-style-name="P3" draw:layer="layout" svg:width="1.023cm" svg:height="0.962cm" svg:x="11.914cm" svg:y="11.788cm">
          <draw:text-box>
            <text:p>x<text:span text:style-name="T1">4</text:span></text:p>
          </draw:text-box>
        </draw:frame>
        <draw:line draw:style-name="gr4" draw:text-style-name="P2" draw:layer="layout" svg:x1="10.514cm" svg:y1="10.25cm" svg:x2="11.764cm" svg:y2="10.25cm">
          <text:p/>
        </draw:line>
        <draw:frame draw:style-name="gr3" draw:text-style-name="P3" draw:layer="layout" svg:width="1.056cm" svg:height="0.962cm" svg:x="10.514cm" svg:y="9.25cm">
          <draw:text-box>
            <text:p>h<text:span text:style-name="T1">3</text:span></text:p>
          </draw:text-box>
        </draw:frame>
        <draw:line draw:style-name="gr2" draw:text-style-name="P2" draw:layer="layout" svg:x1="12.389cm" svg:y1="9.538cm" svg:x2="12.389cm" svg:y2="8.288cm">
          <text:p/>
        </draw:line>
        <draw:frame draw:style-name="gr3" draw:text-style-name="P3" draw:layer="layout" svg:width="0.82cm" svg:height="0.962cm" svg:x="11.962cm" svg:y="7.288cm">
          <draw:text-box>
            <text:p>y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9-23T17:44:36.468690169</meta:creation-date>
    <dc:date>2022-09-26T02:05:48.623229801</dc:date>
    <meta:editing-duration>P2DT7H51M46S</meta:editing-duration>
    <meta:editing-cycles>2</meta:editing-cycles>
    <meta:generator>LibreOffice/7.3.4.2$MacOSX_AARCH64 LibreOffice_project/728fec16bd5f605073805c3c9e7c4212a0120dc5</meta:generator>
    <meta:document-statistic meta:object-count="23"/>
  </office:meta>
</office:document-meta>
</file>